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1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 fo:border="0.002cm solid 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3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4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0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1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6"/>
        <table:table-column table:style-name="co3" table:default-cell-style-name="ce19"/>
        <table:table-column table:style-name="co4" table:default-cell-style-name="ce25"/>
        <table:table-column table:style-name="co4" table:number-columns-repeated="3" table:default-cell-style-name="ce31"/>
        <table:table-column table:style-name="co4" table:default-cell-style-name="ce34"/>
        <table:table-column table:style-name="co5" table:default-cell-style-name="ce37"/>
        <table:table-column table:style-name="co7" table:default-cell-style-name="ce40"/>
        <table:table-column table:style-name="co8" table:default-cell-style-name="ce43"/>
        <table:table-column table:style-name="co9" table:default-cell-style-name="ce46"/>
        <table:table-row table:style-name="ro4">
          <table:table-cell/>
          <table:table-cell table:style-name="Default" table:number-columns-repeated="14"/>
        </table:table-row>
        <table:table-row table:style-name="ro5">
          <table:table-cell/>
          <table:table-cell table:style-name="ce9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/>
          <table:table-cell table:style-name="Default" table:number-columns-repeated="14"/>
        </table:table-row>
        <table:table-row table:style-name="ro6">
          <table:table-cell/>
          <table:table-cell table:style-name="ce10" office:value-type="string">
            <text:p>ID</text:p>
          </table:table-cell>
          <table:table-cell table:style-name="ce10" office:value-type="string">
            <text:p>Prioridad</text:p>
          </table:table-cell>
          <table:table-cell table:style-name="ce10" office:value-type="string">
            <text:p>Módulo</text:p>
          </table:table-cell>
          <table:table-cell table:style-name="ce10" office:value-type="string">
            <text:p>Tarea/Caso de Uso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ce10" office:value-type="string">
            <text:p>No. de sprint</text:p>
          </table:table-cell>
          <table:table-cell table:style-name="ce10" office:value-type="string">
            <text:p>Responsabl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Notas</text:p>
          </table:table-cell>
          <table:table-cell table:style-name="ce10" office:value-type="string">
            <text:p>Código</text:p>
          </table:table-cell>
        </table:table-row>
        <table:table-row table:style-name="ro7">
          <table:table-cell/>
          <table:table-cell table:style-name="ce11" office:value-type="float" office:value="1">
            <text:p>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Creación del diagrama ER de la base de datos</text:p>
          </table:table-cell>
          <table:table-cell table:style-name="ce18" office:value-type="string">
            <text:p>Se debe de crear el modelo de base de datos sobre el cual funcionara el sistema</text:p>
          </table:table-cell>
          <table:table-cell table:style-name="ce24" office:value-type="float" office:value="18">
            <text:p>18</text:p>
          </table:table-cell>
          <table:table-cell table:style-name="ce30" table:formula="of:=[.G5]/[Descripción.C25]" office:value-type="float" office:value="6">
            <text:p>6</text:p>
          </table:table-cell>
          <table:table-cell table:style-name="ce30" office:value-type="float" office:value="18">
            <text:p>18</text:p>
          </table:table-cell>
          <table:table-cell table:style-name="ce30" table:formula="of:=[.I5]/[Descripción.C25]" office:value-type="float" office:value="6">
            <text:p>6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3">
            <text:p>3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onfiguración de Spring-Security</text:p>
          </table:table-cell>
          <table:table-cell table:style-name="ce18" office:value-type="string">
            <text:p>Se debe de realizar la configuración e integración de Spring Security con el resto de frameworks</text:p>
          </table:table-cell>
          <table:table-cell table:style-name="ce24" office:value-type="float" office:value="6">
            <text:p>6</text:p>
          </table:table-cell>
          <table:table-cell table:style-name="ce30" table:formula="of:=[.G7]/[Descripción.C25]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table:formula="of:=[.I7]/[Descripción.C25]" office:value-type="float" office:value="2">
            <text:p>2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5">
            <text:p>5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reación de perfiles</text:p>
          </table:table-cell>
          <table:table-cell table:style-name="ce18" office:value-type="string">
            <text:p>Se deben agrupar roles en perfiles para facilitar la asignación de permisos a los usuarios</text:p>
          </table:table-cell>
          <table:table-cell table:style-name="ce24"/>
          <table:table-cell table:style-name="ce30" table:formula="of:=[.G9]/[Descripción.C25]" office:value-type="float" office:value="0">
            <text:p>0</text:p>
          </table:table-cell>
          <table:table-cell table:style-name="ce30"/>
          <table:table-cell table:style-name="ce30" table:formula="of:=[.I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7">
            <text:p>7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Asignación de perfiles a usuarios</text:p>
          </table:table-cell>
          <table:table-cell table:style-name="ce18" office:value-type="string">
            <text:p>Asignación de perfiles a usuarios</text:p>
          </table:table-cell>
          <table:table-cell table:style-name="ce24"/>
          <table:table-cell table:style-name="ce30" table:formula="of:=[.G11]/[Descripción.C25]" office:value-type="float" office:value="0">
            <text:p>0</text:p>
          </table:table-cell>
          <table:table-cell table:style-name="ce30"/>
          <table:table-cell table:style-name="ce30" table:formula="of:=[.I1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9">
            <text:p>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rear Pensum</text:p>
          </table:table-cell>
          <table:table-cell table:style-name="ce18" office:value-type="string">
            <text:p>Funcionalidad para agregar nuevo pensum, se incluye la asignación de cursos al pensum</text:p>
          </table:table-cell>
          <table:table-cell table:style-name="ce24"/>
          <table:table-cell table:style-name="ce30" table:formula="of:=[.G13]/[Descripción.C25]" office:value-type="float" office:value="0">
            <text:p>0</text:p>
          </table:table-cell>
          <table:table-cell table:style-name="ce30"/>
          <table:table-cell table:style-name="ce30" table:formula="of:=[.I1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1">
            <text:p>1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ambio de carrera</text:p>
          </table:table-cell>
          <table:table-cell table:style-name="ce18"/>
          <table:table-cell table:style-name="ce24"/>
          <table:table-cell table:style-name="ce30" table:formula="of:=[.G15]/[Descripción.C25]" office:value-type="float" office:value="0">
            <text:p>0</text:p>
          </table:table-cell>
          <table:table-cell table:style-name="ce30"/>
          <table:table-cell table:style-name="ce30" table:formula="of:=[.I1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3">
            <text:p>1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BC de Documento</text:p>
          </table:table-cell>
          <table:table-cell table:style-name="ce18"/>
          <table:table-cell table:style-name="ce24"/>
          <table:table-cell table:style-name="ce30" table:formula="of:=[.G17]/[Descripción.C25]" office:value-type="float" office:value="0">
            <text:p>0</text:p>
          </table:table-cell>
          <table:table-cell table:style-name="ce30"/>
          <table:table-cell table:style-name="ce30" table:formula="of:=[.I1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documentos son la papelería de requisito</text:p>
          </table:table-cell>
          <table:table-cell table:style-name="ce45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5">
            <text:p>1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gregar Curso-Extra a Estudiante</text:p>
          </table:table-cell>
          <table:table-cell table:style-name="ce18"/>
          <table:table-cell table:style-name="ce24"/>
          <table:table-cell table:style-name="ce30" table:formula="of:=[.G19]/[Descripción.C25]" office:value-type="float" office:value="0">
            <text:p>0</text:p>
          </table:table-cell>
          <table:table-cell table:style-name="ce30"/>
          <table:table-cell table:style-name="ce30" table:formula="of:=[.I1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son los cursos de computación, lenguas y otros</text:p>
          </table:table-cell>
          <table:table-cell table:style-name="ce45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7">
            <text:p>17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Cambiar usuario y contraseña</text:p>
          </table:table-cell>
          <table:table-cell table:style-name="ce18"/>
          <table:table-cell table:style-name="ce24"/>
          <table:table-cell table:style-name="ce30" table:formula="of:=[.G21]/[Descripción.C25]" office:value-type="float" office:value="0">
            <text:p>0</text:p>
          </table:table-cell>
          <table:table-cell table:style-name="ce30"/>
          <table:table-cell table:style-name="ce30" table:formula="of:=[.I2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9">
            <text:p>19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Editar información personal por él mismo</text:p>
          </table:table-cell>
          <table:table-cell table:style-name="ce18"/>
          <table:table-cell table:style-name="ce24"/>
          <table:table-cell table:style-name="ce30" table:formula="of:=[.G23]/[Descripción.C25]" office:value-type="float" office:value="0">
            <text:p>0</text:p>
          </table:table-cell>
          <table:table-cell table:style-name="ce30"/>
          <table:table-cell table:style-name="ce30" table:formula="of:=[.I2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1">
            <text:p>2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BC de Cursos</text:p>
          </table:table-cell>
          <table:table-cell table:style-name="ce18"/>
          <table:table-cell table:style-name="ce24" office:value-type="float" office:value="7">
            <text:p>7</text:p>
          </table:table-cell>
          <table:table-cell table:style-name="ce30" table:formula="of:=[.G25]/[Descripción.C25]" office:value-type="float" office:value="2.33333333333333">
            <text:p>2.33</text:p>
          </table:table-cell>
          <table:table-cell table:style-name="ce30" office:value-type="float" office:value="7">
            <text:p>7</text:p>
          </table:table-cell>
          <table:table-cell table:style-name="ce30" table:formula="of:=[.I25]/[Descripción.C25]" office:value-type="float" office:value="2.33333333333333">
            <text:p>2.33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3">
            <text:p>2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gregar Programa-Curso</text:p>
          </table:table-cell>
          <table:table-cell table:style-name="ce18" office:value-type="string">
            <text:p>Se incluye la asignación de indicadores</text:p>
          </table:table-cell>
          <table:table-cell table:style-name="ce24"/>
          <table:table-cell table:style-name="ce30" table:formula="of:=[.G27]/[Descripción.C25]" office:value-type="float" office:value="0">
            <text:p>0</text:p>
          </table:table-cell>
          <table:table-cell table:style-name="ce30"/>
          <table:table-cell table:style-name="ce30" table:formula="of:=[.I2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Cuando se agrega un programa nuevo debe de desactivar el programa anterior</text:p>
          </table:table-cell>
          <table:table-cell table:style-name="ce45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8">
          <table:table-cell/>
          <table:table-cell table:style-name="ce11" office:value-type="float" office:value="25">
            <text:p>2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Horario</text:p>
          </table:table-cell>
          <table:table-cell table:style-name="ce15" office:value-type="string">
            <text:p>Crear Horario</text:p>
          </table:table-cell>
          <table:table-cell table:style-name="ce18"/>
          <table:table-cell table:style-name="ce24" office:value-type="float" office:value="5">
            <text:p>5</text:p>
          </table:table-cell>
          <table:table-cell table:style-name="ce30" table:formula="of:=+[.G29]/3" office:value-type="float" office:value="1.66666666666667">
            <text:p>1.67</text:p>
          </table:table-cell>
          <table:table-cell table:style-name="ce30" office:value-type="float" office:value="5">
            <text:p>5</text:p>
          </table:table-cell>
          <table:table-cell table:style-name="ce30" table:formula="of:=[.I29]/[Descripción.C25]" office:value-type="float" office:value="1.66666666666667">
            <text:p>1.67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45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7">
          <table:table-cell/>
          <table:table-cell table:style-name="ce11" office:value-type="float" office:value="27">
            <text:p>2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5" office:value-type="string">
            <text:p>Crear Calendario-Actividades</text:p>
          </table:table-cell>
          <table:table-cell table:style-name="ce18"/>
          <table:table-cell table:style-name="ce24"/>
          <table:table-cell table:style-name="ce30" table:formula="of:=[.G31]/[Descripción.C25]" office:value-type="float" office:value="0">
            <text:p>0</text:p>
          </table:table-cell>
          <table:table-cell table:style-name="ce30"/>
          <table:table-cell table:style-name="ce30" table:formula="of:=[.I3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valuar la posibilidad de que se agregue la opción de "Editar"</text:p>
          </table:table-cell>
          <table:table-cell table:style-name="ce45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9">
            <text:p>2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Asignación</text:p>
          </table:table-cell>
          <table:table-cell table:style-name="ce18"/>
          <table:table-cell table:style-name="ce24"/>
          <table:table-cell table:style-name="ce30" table:formula="of:=[.G33]/[Descripción.C25]" office:value-type="float" office:value="0">
            <text:p>0</text:p>
          </table:table-cell>
          <table:table-cell table:style-name="ce30"/>
          <table:table-cell table:style-name="ce30" table:formula="of:=[.I3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1">
            <text:p>3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Des-asignación</text:p>
          </table:table-cell>
          <table:table-cell table:style-name="ce18"/>
          <table:table-cell table:style-name="ce24"/>
          <table:table-cell table:style-name="ce30" table:formula="of:=[.G35]/[Descripción.C25]" office:value-type="float" office:value="0">
            <text:p>0</text:p>
          </table:table-cell>
          <table:table-cell table:style-name="ce30"/>
          <table:table-cell table:style-name="ce30" table:formula="of:=[.I3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3">
            <text:p>3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5" office:value-type="string">
            <text:p>Subir notas de retrasadas</text:p>
          </table:table-cell>
          <table:table-cell table:style-name="ce18"/>
          <table:table-cell table:style-name="ce24"/>
          <table:table-cell table:style-name="ce30" table:formula="of:=[.G37]/[Descripción.C25]" office:value-type="float" office:value="0">
            <text:p>0</text:p>
          </table:table-cell>
          <table:table-cell table:style-name="ce30"/>
          <table:table-cell table:style-name="ce30" table:formula="of:=[.I3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5">
            <text:p>35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Reuniones de Toma de Requerimientos</text:p>
          </table:table-cell>
          <table:table-cell table:style-name="ce18" office:value-type="string">
            <text:p>Reuniones periódicas con los miembros del equipo y demás personas interesadas en el proyecto</text:p>
          </table:table-cell>
          <table:table-cell table:style-name="ce24" office:value-type="float" office:value="15">
            <text:p>15</text:p>
          </table:table-cell>
          <table:table-cell table:style-name="ce30" table:formula="of:=[.G39]/[Descripción.C25]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0" table:formula="of:=[.I39]/[Descripción.C25]" office:value-type="float" office:value="5">
            <text:p>5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Todos</text:p>
          </table:table-cell>
          <table:table-cell table:style-name="ce39" table:content-validation-name="val5" office:value-type="string">
            <text:p>En Curso</text:p>
          </table:table-cell>
          <table:table-cell table:style-name="ce42" office:value-type="string">
            <text:p>Implica reuniones con los de Trabajo Social y reuniones de análisis del proyecto.</text:p>
          </table:table-cell>
          <table:table-cell table:style-name="ce45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7">
            <text:p>3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Dar de baja a Catedráticos</text:p>
          </table:table-cell>
          <table:table-cell table:style-name="ce18" office:value-type="string">
            <text:p>Se debe de quitar el acceso al sistema de catedráticos que se encuentren inactivos</text:p>
          </table:table-cell>
          <table:table-cell table:style-name="ce24"/>
          <table:table-cell table:style-name="ce30" table:formula="of:=[.G41]/[Descripción.C25]" office:value-type="float" office:value="0">
            <text:p>0</text:p>
          </table:table-cell>
          <table:table-cell table:style-name="ce30"/>
          <table:table-cell table:style-name="ce30" table:formula="of:=[.I4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45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/>
          <table:table-cell table:formula="of:=[.G42]/[Descripción.C25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0">
            <text:p>0</text:p>
          </table:table-cell>
        </table:table-row>
        <table:table-row table:style-name="ro7">
          <table:table-cell/>
          <table:table-cell table:style-name="ce13" office:value-type="float" office:value="39">
            <text:p>39</text:p>
          </table:table-cell>
          <table:table-cell table:style-name="ce13" table:content-validation-name="val1" office:value-type="string">
            <text:p>Normal</text:p>
          </table:table-cell>
          <table:table-cell table:style-name="ce13" table:content-validation-name="val2" office:value-type="string">
            <text:p>Configuración</text:p>
          </table:table-cell>
          <table:table-cell table:style-name="ce17" office:value-type="string">
            <text:p>Agregar menú desplegable</text:p>
          </table:table-cell>
          <table:table-cell table:style-name="ce20" office:value-type="string">
            <text:p>Colocar todos los links de páginas, agrupados en categorías, en un menú desplegable</text:p>
          </table:table-cell>
          <table:table-cell table:style-name="ce26"/>
          <table:table-cell table:style-name="ce32" table:formula="of:=[.G43]/[Descripción.C25]" office:value-type="float" office:value="0">
            <text:p>0</text:p>
          </table:table-cell>
          <table:table-cell table:style-name="ce32"/>
          <table:table-cell table:style-name="ce32" table:formula="of:=[.I43]/[Descripción.C25]" office:value-type="float" office:value="0">
            <text:p>0</text:p>
          </table:table-cell>
          <table:table-cell table:style-name="ce35" table:content-validation-name="val3"/>
          <table:table-cell table:style-name="ce38" table:content-validation-name="val4"/>
          <table:table-cell table:style-name="ce41" table:content-validation-name="val5" office:value-type="string">
            <text:p>Pendiente</text:p>
          </table:table-cell>
          <table:table-cell table:style-name="ce44"/>
          <table:table-cell table:style-name="ce47" table:formula="of:=IF([.M43]=&quot;Terminado&quot;;IF([.L43]=&quot;Daniel Castillo&quot;;[.K43]+10;IF([.L43]=&quot;Mario Batres&quot;;[.K43]+20;0));0)" office:value-type="float" office:value="0">
            <text:p>0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3"/>
          <table:table-cell table:style-name="ce13" table:content-validation-name="val1"/>
          <table:table-cell table:style-name="ce13" table:content-validation-name="val2"/>
          <table:table-cell table:style-name="ce17"/>
          <table:table-cell table:style-name="ce20"/>
          <table:table-cell table:style-name="ce26"/>
          <table:table-cell table:style-name="ce32" table:formula="of:=[.G45]/[Descripción.C25]" office:value-type="float" office:value="0">
            <text:p>0</text:p>
          </table:table-cell>
          <table:table-cell table:style-name="ce32"/>
          <table:table-cell table:style-name="ce32" table:formula="of:=[.I45]/[Descripción.C25]" office:value-type="float" office:value="0">
            <text:p>0</text:p>
          </table:table-cell>
          <table:table-cell table:style-name="ce35" table:content-validation-name="val3"/>
          <table:table-cell table:style-name="ce38" table:content-validation-name="val4"/>
          <table:table-cell table:style-name="ce41" table:content-validation-name="val5"/>
          <table:table-cell table:style-name="ce44"/>
          <table:table-cell table:style-name="ce47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6]/[Descripción.C25]" office:value-type="float" office:value="0">
            <text:p>0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6]=&quot;Terminado&quot;;IF([.L46]=&quot;Daniel Castillo&quot;;[.K46]+10;IF([.L46]=&quot;Mario Batres&quot;;[.K46]+20;0));0)" office:value-type="float" office:value="0">
            <text:p>0</text:p>
          </table:table-cell>
        </table:table-row>
        <table:table-row table:style-name="ro9">
          <table:table-cell/>
          <table:table-cell table:style-name="ce14" table:number-columns-repeated="4"/>
          <table:table-cell table:style-name="ce21" office:value-type="string">
            <text:p>Total</text:p>
          </table:table-cell>
          <table:table-cell table:style-name="ce14" table:formula="of:=SUM([.G5:.G46])" office:value-type="float" office:value="99">
            <text:p>99</text:p>
          </table:table-cell>
          <table:table-cell table:style-name="ce14" table:formula="of:=SUM([.H5:.H46])" office:value-type="float" office:value="33">
            <text:p>33</text:p>
          </table:table-cell>
          <table:table-cell table:style-name="ce14" table:formula="of:=SUM([.I5:.I46])" office:value-type="float" office:value="105">
            <text:p>105</text:p>
          </table:table-cell>
          <table:table-cell table:style-name="ce14" table:formula="of:=SUM([.J5:.J46])" office:value-type="float" office:value="35">
            <text:p>35</text:p>
          </table:table-cell>
          <table:table-cell table:style-name="ce14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K5:.K46];1;[.G5:.G46])" office:value-type="float" office:value="99">
            <text:p>99</text:p>
          </table:table-cell>
          <table:table-cell table:style-name="ce29" table:formula="of:=SUMIF([.K5:.K46];1;[.H5:.H46])" office:value-type="float" office:value="33">
            <text:p>33</text:p>
          </table:table-cell>
          <table:table-cell table:style-name="ce29" table:formula="of:=SUMIF([.K5:.K46];1;[.I5:.I46])" office:value-type="float" office:value="99">
            <text:p>99</text:p>
          </table:table-cell>
          <table:table-cell table:style-name="ce29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K5:.K46];2;[.G5:.G46])" office:value-type="float" office:value="0">
            <text:p>0</text:p>
          </table:table-cell>
          <table:table-cell table:style-name="ce28" table:formula="of:=SUMIF([.K5:.K46];2;[.H5:.H46])" office:value-type="float" office:value="0">
            <text:p>0</text:p>
          </table:table-cell>
          <table:table-cell table:style-name="ce28" table:formula="of:=SUMIF([.K5:.K46];2;[.I5:.I46])" office:value-type="float" office:value="0">
            <text:p>0</text:p>
          </table:table-cell>
          <table:table-cell table:style-name="ce28" table:formula="of:=SUMIF([.K5:.K46];2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K5:.K46];3;[.G5:.G46])" office:value-type="float" office:value="0">
            <text:p>0</text:p>
          </table:table-cell>
          <table:table-cell table:style-name="ce29" table:formula="of:=SUMIF([.K5:.K46];3;[.H5:.H46])" office:value-type="float" office:value="0">
            <text:p>0</text:p>
          </table:table-cell>
          <table:table-cell table:style-name="ce29" table:formula="of:=SUMIF([.K5:.K46];3;[.I5:.I46])" office:value-type="float" office:value="0">
            <text:p>0</text:p>
          </table:table-cell>
          <table:table-cell table:style-name="ce29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K5:.K46];4;[.G5:.G46])" office:value-type="float" office:value="0">
            <text:p>0</text:p>
          </table:table-cell>
          <table:table-cell table:style-name="ce28" table:formula="of:=SUMIF([.K5:.K46];4;[.H5:.H46])" office:value-type="float" office:value="0">
            <text:p>0</text:p>
          </table:table-cell>
          <table:table-cell table:style-name="ce28" table:formula="of:=SUMIF([.K5:.K46];4;[.I5:.I46])" office:value-type="float" office:value="0">
            <text:p>0</text:p>
          </table:table-cell>
          <table:table-cell table:style-name="ce28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K5:.K46];5;[.G5:.G46])" office:value-type="float" office:value="0">
            <text:p>0</text:p>
          </table:table-cell>
          <table:table-cell table:style-name="ce29" table:formula="of:=SUMIF([.K5:.K46];5;[.H5:.H46])" office:value-type="float" office:value="0">
            <text:p>0</text:p>
          </table:table-cell>
          <table:table-cell table:style-name="ce29" table:formula="of:=SUMIF([.K5:.K46];5;[.I5:.I46])" office:value-type="float" office:value="0">
            <text:p>0</text:p>
          </table:table-cell>
          <table:table-cell table:style-name="ce29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0:.G54])" office:value-type="float" office:value="99">
            <text:p>99</text:p>
          </table:table-cell>
          <table:table-cell table:style-name="ce14" table:formula="of:=SUM([.H50:.H54])" office:value-type="float" office:value="33">
            <text:p>33</text:p>
          </table:table-cell>
          <table:table-cell table:style-name="ce14" table:formula="of:=SUM([.I50:.I54])" office:value-type="float" office:value="99">
            <text:p>99</text:p>
          </table:table-cell>
          <table:table-cell table:style-name="ce14" table:formula="of:=SUM([.J50:.J54])" office:value-type="float" office:value="33">
            <text:p>33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Daniel Castillo</text:p>
          </table:table-cell>
          <table:table-cell table:style-name="ce10" office:value-type="string">
            <text:p>Mario Batres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O5:.O46];11;[.I5:.I46])" office:value-type="float" office:value="66">
            <text:p>66</text:p>
          </table:table-cell>
          <table:table-cell table:style-name="ce29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O5:.O46];12;[.I5:.I46])" office:value-type="float" office:value="0">
            <text:p>0</text:p>
          </table:table-cell>
          <table:table-cell table:style-name="ce28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O5:.O46];13;[.I5:.I46])" office:value-type="float" office:value="0">
            <text:p>0</text:p>
          </table:table-cell>
          <table:table-cell table:style-name="ce29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O5:.O46];14;[.I5:.I46])" office:value-type="float" office:value="0">
            <text:p>0</text:p>
          </table:table-cell>
          <table:table-cell table:style-name="ce28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O5:.O46];15;[.I5:.I46])" office:value-type="float" office:value="0">
            <text:p>0</text:p>
          </table:table-cell>
          <table:table-cell table:style-name="ce29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8:.G62])" office:value-type="float" office:value="66">
            <text:p>66</text:p>
          </table:table-cell>
          <table:table-cell table:style-name="ce14" table:formula="of:=SUM([.H58:.H62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09:37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10-04-12T12:16:01.05</meta:creation-date>
    <dc:date>2010-05-26T09:37:57.25</dc:date>
    <dc:creator>Alvaro Daniel Castillo Carrera</dc:creator>
    <meta:editing-duration>PT18H30M17S</meta:editing-duration>
    <meta:editing-cycles>39</meta:editing-cycles>
    <meta:generator>OpenOffice.org/3.2$Win32 OpenOffice.org_project/320m12$Build-9483</meta:generator>
    <meta:document-statistic meta:table-count="2" meta:cell-count="615" meta:object-count="0"/>
  </office:meta>
</office:document-meta>
</file>